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d81" officeooo:paragraph-rsid="00168d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 PRIMER REPOSITORIO DE GIT</text:p>
      <text:p text:style-name="P1"/>
      <text:p text:style-name="P1">TEXTO DE PRUEB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08:03:33.115000000</meta:creation-date>
    <dc:date>2023-12-29T08:04:19.545000000</dc:date>
    <meta:editing-duration>PT49S</meta:editing-duration>
    <meta:editing-cycles>1</meta:editing-cycles>
    <meta:document-statistic meta:table-count="0" meta:image-count="0" meta:object-count="0" meta:page-count="1" meta:paragraph-count="2" meta:word-count="8" meta:character-count="43" meta:non-whitespace-character-count="37"/>
    <meta:generator>LibreOffice/7.5.4.2$Windows_X86_64 LibreOffice_project/36ccfdc35048b057fd9854c757a8b67ec53977b6</meta:generator>
  </office:meta>
</office:document-meta>
</file>